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name-complex="Arial" style:font-size-complex="9pt" style:font-weight-complex="bold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200%"/>
      <style:text-properties style:font-name="Arial" fo:font-size="9pt" officeooo:paragraph-rsid="01166255" style:font-size-asian="9pt" style:font-name-complex="Arial" style:font-size-complex="9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50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50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4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<text:soft-page-break/>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<text:soft-page-break/>တွင် Passport No. အားဖော်ပြရန်။</text:p>
          </table:table-cell>
        </table:table-row>
        <table:table-row table:style-name="TableLine3196037692064">
          <table:table-cell table:style-name="Table6.A2" office:value-type="string"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59:24.898000000</dc:date>
    <meta:editing-duration>P1DT14H29M3S</meta:editing-duration>
    <meta:editing-cycles>872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